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Heading_20_1">
      <style:text-properties fo:language="ru" fo:country="RU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Heading_20_2">
      <style:text-properties fo:language="ru" fo:country="RU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000000" fo:font-size="18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Версии платформы</text:h>
      <text:h text:style-name="P12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2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2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2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2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2">IdentifiableObject </text:span>и <text:span text:style-name="T2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2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2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2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2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2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ext:soft-page-break/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2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2">type_id </text:span>на <text:span text:style-name="T2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2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2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2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2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2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2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<text:soft-page-break/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2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2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2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3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2">model (</text:span><text:span text:style-name="T1">из </text:span><text:span text:style-name="T2">configuration), </text:span><text:span text:style-name="T1">также изменился базовый </text:span><text:span text:style-name="T2">package </text:span><text:span text:style-name="T1">для них: ru.intertrust.cm.core.config</text:span><text:span text:style-name="T1"> </text:span><text:span text:style-name="T2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2">AttachmentService: </text:span>метод getAttachmentDomainObjectsFor() объявлен <text:span text:style-name="T2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2">JDBC-</text:span>интерфейс для обеспечения работы <text:span text:style-name="T2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3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3-12-20T21:55:35.79</dc:date>
    <meta:editing-duration>PT4H16M20S</meta:editing-duration>
    <meta:editing-cycles>6</meta:editing-cycles>
    <meta:generator>OpenOffice.org/3.3$Win32 OpenOffice.org_project/330m20$Build-9567</meta:generator>
    <meta:document-statistic meta:table-count="6" meta:image-count="0" meta:object-count="0" meta:page-count="3" meta:paragraph-count="185" meta:word-count="681" meta:character-count="5251"/>
  </office:meta>
</office:document-meta>
</file>